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4000003F483450E60389509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96pt" fo:font-weight="bold"/>
    </style:style>
    <style:style style:name="P3" style:family="paragraph">
      <loext:graphic-properties draw:fill="none" draw:fill-color="#ffffff"/>
      <style:text-properties fo:font-size="96pt" fo:font-weight="bold" style:font-size-asian="12pt" style:font-size-complex="12pt"/>
    </style:style>
    <style:style style:name="T1" style:family="text">
      <style:text-properties fo:font-size="60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frame draw:style-name="gr1" draw:text-style-name="P1" draw:layer="layout" svg:width="16.025cm" svg:height="16.025cm" svg:x="6.838cm" svg:y="2.488cm">
            <draw:image xlink:href="Pictures/10000001000003F4000003F483450E60389509CB.png" xlink:type="simple" xlink:show="embed" xlink:actuate="onLoad" draw:mime-type="image/png">
              <text:p text:style-name="P1"/>
            </draw:image>
          </draw:frame>
          <draw:frame draw:style-name="gr2" draw:text-style-name="P3" draw:layer="layout" svg:width="2cm" svg:height="2.618cm" svg:x="22.35cm" svg:y="4.145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2cm" svg:height="2.618cm" svg:x="5.35cm" svg:y="4.145cm">
            <draw:text-box>
              <text:p text:style-name="P2"><text:span text:style-name="T1">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2T21:59:18.040000000</meta:creation-date>
    <dc:date>2024-08-22T22:11:20.472000000</dc:date>
    <meta:editing-duration>PT12M3S</meta:editing-duration>
    <meta:editing-cycles>2</meta:editing-cycles>
    <meta:generator>LibreOffice/7.4.3.2$Windows_X86_64 LibreOffice_project/1048a8393ae2eeec98dff31b5c133c5f1d08b890</meta:generator>
    <meta:print-date>2024-08-22T22:06:44.525000000</meta:print-date>
    <meta:document-statistic meta:object-count="4"/>
  </office:meta>
</office:document-meta>
</file>